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10</text:p>
          </table:table-cell>
          <table:table-cell/>
          <table:table-cell office:value-type="float" office:value="0.111375142192573" calcext:value-type="float">
            <text:p>0.1113751422</text:p>
          </table:table-cell>
          <table:table-cell office:value-type="float" office:value="0.289496253863456" calcext:value-type="float">
            <text:p>0.2894962539</text:p>
          </table:table-cell>
          <table:table-cell office:value-type="float" office:value="0.159771634707245" calcext:value-type="float">
            <text:p>0.1597716347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1794876466022" calcext:value-type="float">
            <text:p>0.1117948765</text:p>
          </table:table-cell>
          <table:table-cell office:value-type="float" office:value="0.290321536644174" calcext:value-type="float">
            <text:p>0.2903215366</text:p>
          </table:table-cell>
          <table:table-cell office:value-type="float" office:value="0.159786920202074" calcext:value-type="float">
            <text:p>0.1597869202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1355059268284" calcext:value-type="float">
            <text:p>0.1113550593</text:p>
          </table:table-cell>
          <table:table-cell office:value-type="float" office:value="0.289350615725682" calcext:value-type="float">
            <text:p>0.2893506157</text:p>
          </table:table-cell>
          <table:table-cell office:value-type="float" office:value="0.159695207233096" calcext:value-type="float">
            <text:p>0.1596952072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1842388254667" calcext:value-type="float">
            <text:p>0.1118423883</text:p>
          </table:table-cell>
          <table:table-cell office:value-type="float" office:value="0.290564266873796" calcext:value-type="float">
            <text:p>0.2905642669</text:p>
          </table:table-cell>
          <table:table-cell office:value-type="float" office:value="0.159886275918467" calcext:value-type="float">
            <text:p>0.1598862759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94920765926088" calcext:value-type="float">
            <text:p>0.0894920766</text:p>
          </table:table-cell>
          <table:table-cell office:value-type="float" office:value="0.231661731151998" calcext:value-type="float">
            <text:p>0.2316617312</text:p>
          </table:table-cell>
          <table:table-cell office:value-type="float" office:value="0.12160375411753" calcext:value-type="float">
            <text:p>0.1216037541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92055038701296" calcext:value-type="float">
            <text:p>0.0892055039</text:p>
          </table:table-cell>
          <table:table-cell office:value-type="float" office:value="0.230286259850802" calcext:value-type="float">
            <text:p>0.2302862599</text:p>
          </table:table-cell>
          <table:table-cell office:value-type="float" office:value="0.120296844309592" calcext:value-type="float">
            <text:p>0.120296844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2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3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2"/>
          <table:table-cell office:value-type="string" calcext:value-type="string">
            <text:p>LinRegSVD-1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237390164571096" calcext:value-type="float">
            <text:p>0.2373901646</text:p>
          </table:table-cell>
          <table:table-cell office:value-type="float" office:value="0.13096611970071" calcext:value-type="float">
            <text:p>0.130966119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266307425926825" calcext:value-type="float">
            <text:p>0.2663074259</text:p>
          </table:table-cell>
          <table:table-cell office:value-type="float" office:value="0.147084673998609" calcext:value-type="float">
            <text:p>0.147084674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Default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236500153729145" calcext:value-type="float">
            <text:p>0.2365001537</text:p>
          </table:table-cell>
          <table:table-cell office:value-type="float" office:value="0.13049226936099" calcext:value-type="float">
            <text:p>0.130492269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 table:style-name="Default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266873796462611" calcext:value-type="float">
            <text:p>0.2668737965</text:p>
          </table:table-cell>
          <table:table-cell office:value-type="float" office:value="0.147573809833159" calcext:value-type="float">
            <text:p>0.1475738098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Default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Default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268475815978122" calcext:value-type="float">
            <text:p>0.268475816</text:p>
          </table:table-cell>
          <table:table-cell office:value-type="float" office:value="0.151953104101863" calcext:value-type="float">
            <text:p>0.151953104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280790329627652" calcext:value-type="float">
            <text:p>0.2807903296</text:p>
          </table:table-cell>
          <table:table-cell office:value-type="float" office:value="0.157539952462111" calcext:value-type="float">
            <text:p>0.15753995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26777998931987" calcext:value-type="float">
            <text:p>0.2677799893</text:p>
          </table:table-cell>
          <table:table-cell office:value-type="float" office:value="0.151670322447513" calcext:value-type="float">
            <text:p>0.1516703224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281291972102206" calcext:value-type="float">
            <text:p>0.2812919721</text:p>
          </table:table-cell>
          <table:table-cell office:value-type="float" office:value="0.157960303569927" calcext:value-type="float">
            <text:p>0.157960303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2929430231241" calcext:value-type="float">
            <text:p>0.2929430231</text:p>
          </table:table-cell>
          <table:table-cell office:value-type="float" office:value="0.166130400556392" calcext:value-type="float">
            <text:p>0.166130400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291794100037219" calcext:value-type="float">
            <text:p>0.2917941</text:p>
          </table:table-cell>
          <table:table-cell office:value-type="float" office:value="0.164166214470778" calcext:value-type="float">
            <text:p>0.16416621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292635564833244" calcext:value-type="float">
            <text:p>0.2926355648</text:p>
          </table:table-cell>
          <table:table-cell office:value-type="float" office:value="0.166031044839999" calcext:value-type="float">
            <text:p>0.166031044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291551369807596" calcext:value-type="float">
            <text:p>0.2915513698</text:p>
          </table:table-cell>
          <table:table-cell office:value-type="float" office:value="0.164066858754385" calcext:value-type="float">
            <text:p>0.164066858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293315209476188" calcext:value-type="float">
            <text:p>0.2933152095</text:p>
          </table:table-cell>
          <table:table-cell office:value-type="float" office:value="0.166512537927134" calcext:value-type="float">
            <text:p>0.166512537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291680825930061" calcext:value-type="float">
            <text:p>0.2916808259</text:p>
          </table:table-cell>
          <table:table-cell office:value-type="float" office:value="0.16431142667166" calcext:value-type="float">
            <text:p>0.164311426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293347573506805" calcext:value-type="float">
            <text:p>0.2933475735</text:p>
          </table:table-cell>
          <table:table-cell office:value-type="float" office:value="0.166390253968497" calcext:value-type="float">
            <text:p>0.1663902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29223101445054" calcext:value-type="float">
            <text:p>0.2922310145</text:p>
          </table:table-cell>
          <table:table-cell office:value-type="float" office:value="0.164510138104446" calcext:value-type="float">
            <text:p>0.16451013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office:value-type="float" office:value="0.0925007020642606" calcext:value-type="float">
            <text:p>0.0925007021</text:p>
          </table:table-cell>
          <table:table-cell office:value-type="float" office:value="0.233118112529734" calcext:value-type="float">
            <text:p>0.2331181125</text:p>
          </table:table-cell>
          <table:table-cell office:value-type="float" office:value="0.126999533792408" calcext:value-type="float">
            <text:p>0.1269995338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office:value-type="float" office:value="0.0921418005875786" calcext:value-type="float">
            <text:p>0.0921418006</text:p>
          </table:table-cell>
          <table:table-cell table:style-name="ce5" office:value-type="string" calcext:value-type="string">
            <text:p>0.23395957732576014 </text:p>
          </table:table-cell>
          <table:table-cell office:value-type="float" office:value="0.127007176539823" calcext:value-type="float">
            <text:p>0.127007176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298509636390116" calcext:value-type="float">
            <text:p>0.2985096364</text:p>
          </table:table-cell>
          <table:table-cell office:value-type="float" office:value="0.167123957720321" calcext:value-type="float">
            <text:p>0.167123957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289933168276777" calcext:value-type="float">
            <text:p>0.2899331683</text:p>
          </table:table-cell>
          <table:table-cell office:value-type="float" office:value="0.160383054500432" calcext:value-type="float">
            <text:p>0.16038305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298169814068644" calcext:value-type="float">
            <text:p>0.2981698141</text:p>
          </table:table-cell>
          <table:table-cell office:value-type="float" office:value="0.166887032550461" calcext:value-type="float">
            <text:p>0.166887032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2901758985064" calcext:value-type="float">
            <text:p>0.2901758985</text:p>
          </table:table-cell>
          <table:table-cell office:value-type="float" office:value="0.160444196479751" calcext:value-type="float">
            <text:p>0.16044419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office:value-type="float" office:value="0.085305407686127" calcext:value-type="float">
            <text:p>0.0853054077</text:p>
          </table:table-cell>
          <table:table-cell office:value-type="float" office:value="0.215770992119359" calcext:value-type="float">
            <text:p>0.2157709921</text:p>
          </table:table-cell>
          <table:table-cell office:value-type="float" office:value="0.113502441857799" calcext:value-type="float">
            <text:p>0.1135024419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office:value-type="float" office:value="0.0789236299775263" calcext:value-type="float">
            <text:p>0.07892363</text:p>
          </table:table-cell>
          <table:table-cell office:value-type="float" office:value="0.203941938929074" calcext:value-type="float">
            <text:p>0.2039419389</text:p>
          </table:table-cell>
          <table:table-cell office:value-type="float" office:value="0.105210060912697" calcext:value-type="float">
            <text:p>0.105210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298105086007411" calcext:value-type="float">
            <text:p>0.298105086</text:p>
          </table:table-cell>
          <table:table-cell office:value-type="float" office:value="0.168537865992067" calcext:value-type="float">
            <text:p>0.1685378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292781202971018" calcext:value-type="float">
            <text:p>0.292781203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298088903992103" calcext:value-type="float">
            <text:p>0.298088904</text:p>
          </table:table-cell>
          <table:table-cell office:value-type="float" office:value="0.168553151486896" calcext:value-type="float">
            <text:p>0.168553151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293412301568037" calcext:value-type="float">
            <text:p>0.2934123016</text:p>
          </table:table-cell>
          <table:table-cell office:value-type="float" office:value="0.164471924367372" calcext:value-type="float">
            <text:p>0.164471924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office:value-type="float" office:value="0.0912292924045811" calcext:value-type="float">
            <text:p>0.0912292924</text:p>
          </table:table-cell>
          <table:table-cell office:value-type="float" office:value="0.229024062656763" calcext:value-type="float">
            <text:p>0.2290240627</text:p>
          </table:table-cell>
          <table:table-cell office:value-type="float" office:value="0.123239302064306" calcext:value-type="float">
            <text:p>0.1232393021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office:value-type="float" office:value="0.0898309513858013" calcext:value-type="float">
            <text:p>0.0898309514</text:p>
          </table:table-cell>
          <table:table-cell office:value-type="float" office:value="0.227551499263718" calcext:value-type="float">
            <text:p>0.2275514993</text:p>
          </table:table-cell>
          <table:table-cell office:value-type="float" office:value="0.121565540380456" calcext:value-type="float">
            <text:p>0.121565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29624415424697" calcext:value-type="float">
            <text:p>0.2962441542</text:p>
          </table:table-cell>
          <table:table-cell office:value-type="float" office:value="0.168125157631665" calcext:value-type="float">
            <text:p>0.168125157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29159991585352" calcext:value-type="float">
            <text:p>0.2915999159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296227972231662" calcext:value-type="float">
            <text:p>0.2962279722</text:p>
          </table:table-cell>
          <table:table-cell office:value-type="float" office:value="0.16816337136874" calcext:value-type="float">
            <text:p>0.168163371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291729371975986" calcext:value-type="float">
            <text:p>0.291729372</text:p>
          </table:table-cell>
          <table:table-cell office:value-type="float" office:value="0.16429614117683" calcext:value-type="float">
            <text:p>0.164296141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office:value-type="float" office:value="0.0925007020642606" calcext:value-type="float">
            <text:p>0.0925007021</text:p>
          </table:table-cell>
          <table:table-cell office:value-type="float" office:value="0.233118112529734" calcext:value-type="float">
            <text:p>0.2331181125</text:p>
          </table:table-cell>
          <table:table-cell office:value-type="float" office:value="0.126999533792408" calcext:value-type="float">
            <text:p>0.126999533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office:value-type="float" office:value="0.0921418005875786" calcext:value-type="float">
            <text:p>0.0921418006</text:p>
          </table:table-cell>
          <table:table-cell table:style-name="ce5" office:value-type="string" calcext:value-type="string">
            <text:p>0.23395957732576014 </text:p>
          </table:table-cell>
          <table:table-cell office:value-type="float" office:value="0.127007176539823" calcext:value-type="float">
            <text:p>0.127007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office:value-type="float" office:value="0.0894977084605424" calcext:value-type="float">
            <text:p>0.0894977085</text:p>
          </table:table-cell>
          <table:table-cell office:value-type="float" office:value="0.234639221968704" calcext:value-type="float">
            <text:p>0.234639222</text:p>
          </table:table-cell>
          <table:table-cell office:value-type="float" office:value="0.127924306229603" calcext:value-type="float">
            <text:p>0.1279243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1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227017492758548" calcext:value-type="float">
            <text:p>0.2270174928</text:p>
          </table:table-cell>
          <table:table-cell office:value-type="float" office:value="0.118202731517926" calcext:value-type="float">
            <text:p>0.1182027315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215819538165283" calcext:value-type="float">
            <text:p>0.2158195382</text:p>
          </table:table-cell>
          <table:table-cell office:value-type="float" office:value="0.11203503435415" calcext:value-type="float">
            <text:p>0.1120350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15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259802255772934" calcext:value-type="float">
            <text:p>0.2598022558</text:p>
          </table:table-cell>
          <table:table-cell office:value-type="float" office:value="0.139992204397637" calcext:value-type="float">
            <text:p>0.1399922044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240124925158179" calcext:value-type="float">
            <text:p>0.2401249252</text:p>
          </table:table-cell>
          <table:table-cell office:value-type="float" office:value="0.12930764351169" calcext:value-type="float">
            <text:p>0.1293076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15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272942052203181" calcext:value-type="float">
            <text:p>0.2729420522</text:p>
          </table:table-cell>
          <table:table-cell office:value-type="float" office:value="0.14896478986266" calcext:value-type="float">
            <text:p>0.1489647899</text:p>
          </table:table-cell>
          <table:table-cell office:value-type="float" office:value="0.0946231604443096" calcext:value-type="float">
            <text:p>0.0946231604</text:p>
          </table:table-cell>
          <table:table-cell office:value-type="float" office:value="0.24421897503115" calcext:value-type="float">
            <text:p>0.244218975</text:p>
          </table:table-cell>
          <table:table-cell office:value-type="float" office:value="0.133289514914822" calcext:value-type="float">
            <text:p>0.1332895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0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229347702962927" calcext:value-type="float">
            <text:p>0.229347703</text:p>
          </table:table-cell>
          <table:table-cell office:value-type="float" office:value="0.119395000114641" calcext:value-type="float">
            <text:p>0.1193950001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222502710487564" calcext:value-type="float">
            <text:p>0.2225027105</text:p>
          </table:table-cell>
          <table:table-cell office:value-type="float" office:value="0.116100975978845" calcext:value-type="float">
            <text:p>0.116100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0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262472288298785" calcext:value-type="float">
            <text:p>0.2624722883</text:p>
          </table:table-cell>
          <table:table-cell office:value-type="float" office:value="0.141314399700404" calcext:value-type="float">
            <text:p>0.1413143997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243215690082043" calcext:value-type="float">
            <text:p>0.2432156901</text:p>
          </table:table-cell>
          <table:table-cell office:value-type="float" office:value="0.131241258607644" calcext:value-type="float">
            <text:p>0.1312412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0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275612084729032" calcext:value-type="float">
            <text:p>0.2756120847</text:p>
          </table:table-cell>
          <table:table-cell office:value-type="float" office:value="0.150195272196449" calcext:value-type="float">
            <text:p>0.1501952722</text:p>
          </table:table-cell>
          <table:table-cell office:value-type="float" office:value="0.0964441382802574" calcext:value-type="float">
            <text:p>0.0964441383</text:p>
          </table:table-cell>
          <table:table-cell office:value-type="float" office:value="0.248523391103128" calcext:value-type="float">
            <text:p>0.2485233911</text:p>
          </table:table-cell>
          <table:table-cell office:value-type="float" office:value="0.136033261236749" calcext:value-type="float">
            <text:p>0.1360332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100</text:p>
          </table:table-cell>
          <table:table-cell table:number-columns-repeated="12"/>
        </table:table-row>
        <table:table-row table:style-name="ro1" table:number-rows-repeated="10484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0911107413959023" calcext:value-type="float">
            <text:p>0.0911107414</text:p>
          </table:table-cell>
          <table:table-cell office:value-type="float" office:value="0.097013595910084" calcext:value-type="float">
            <text:p>0.0970135959</text:p>
          </table:table-cell>
          <table:table-cell office:value-type="float" office:value="0.0974527541399037" calcext:value-type="float">
            <text:p>0.097452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01513498401704" calcext:value-type="float">
            <text:p>0.1015134984</text:p>
          </table:table-cell>
          <table:table-cell office:value-type="float" office:value="0.104883972603295" calcext:value-type="float">
            <text:p>0.1048839726</text:p>
          </table:table-cell>
          <table:table-cell office:value-type="float" office:value="0.104405165447684" calcext:value-type="float">
            <text:p>0.1044051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06776898414559" calcext:value-type="float">
            <text:p>0.1067768984</text:p>
          </table:table-cell>
          <table:table-cell office:value-type="float" office:value="0.108825428661009" calcext:value-type="float">
            <text:p>0.1088254287</text:p>
          </table:table-cell>
          <table:table-cell office:value-type="float" office:value="0.108398314903843" calcext:value-type="float">
            <text:p>0.108398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0609048242946" calcext:value-type="float">
            <text:p>0.110609048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0640589799035949" calcext:value-type="float">
            <text:p>0.06405897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0848741131164732" calcext:value-type="float">
            <text:p>0.084874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0894977084605424" calcext:value-type="float">
            <text:p>0.08949770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0946231604443096" calcext:value-type="float">
            <text:p>0.0946231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0964441382802574" calcext:value-type="float">
            <text:p>0.0964441383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office:value-type="string" calcext:value-type="string">
            <text:p>0.08110077302263635</text:p>
          </table:table-cell>
          <table:table-cell table:style-name="ce4" office:value-type="string" calcext:value-type="string">
            <text:p>0.0796371919411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50406286712508" calcext:value-type="float">
            <text:p>0.0750406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office:value-type="float" office:value="0.0976946427192774" calcext:value-type="float">
            <text:p>0.0976946427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15755528647136" calcext:value-type="float">
            <text:p>0.0815755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013819652012926" calcext:value-type="float">
            <text:p>0.013819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0361711128728145" calcext:value-type="float">
            <text:p>0.0361711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0536601183157249" calcext:value-type="float">
            <text:p>0.0536601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0741197756939261" calcext:value-type="float">
            <text:p>0.07411977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</table:table>
      <table:table table:name="neg weights boos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Predction models log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rticle</text:p>
          </table:table-cell>
          <table:table-cell table:style-name="Default"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409318673021" calcext:value-type="float">
            <text:p>0.1024093187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table:number-columns-repeated="2"/>
          <table:table-cell table:style-name="ce13"/>
          <table:table-cell table:style-name="ce8"/>
          <table:table-cell table:number-columns-repeated="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2"/>
        </table:table-row>
      </table:table>
      <table:table table:name="Prediction models li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74527541399037" calcext:value-type="float">
            <text:p>0.0974527541</text:p>
          </table:table-cell>
          <table:table-cell office:value-type="float" office:value="0.0990932314631677" calcext:value-type="float">
            <text:p>0.0990932315</text:p>
          </table:table-cell>
          <table:table-cell office:value-type="float" office:value="0.0973214148141982" calcext:value-type="float">
            <text:p>0.0973214148</text:p>
          </table:table-cell>
          <table:table-cell office:value-type="float" office:value="0.0989190972660015" calcext:value-type="float">
            <text:p>0.0989190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405165447684" calcext:value-type="float">
            <text:p>0.1044051654</text:p>
          </table:table-cell>
          <table:table-cell office:value-type="float" office:value="0.106006871523137" calcext:value-type="float">
            <text:p>0.1060068715</text:p>
          </table:table-cell>
          <table:table-cell office:value-type="float" office:value="0.104406732014883" calcext:value-type="float">
            <text:p>0.104406732</text:p>
          </table:table-cell>
          <table:table-cell office:value-type="float" office:value="0.105932370828918" calcext:value-type="float">
            <text:p>0.1059323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398314903843" calcext:value-type="float">
            <text:p>0.1083983149</text:p>
          </table:table-cell>
          <table:table-cell office:value-type="float" office:value="0.110071239038805" calcext:value-type="float">
            <text:p>0.110071239</text:p>
          </table:table-cell>
          <table:table-cell office:value-type="float" office:value="0.108346816684277" calcext:value-type="float">
            <text:p>0.1083468167</text:p>
          </table:table-cell>
          <table:table-cell office:value-type="float" office:value="0.109997382092856" calcext:value-type="float">
            <text:p>0.1099973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09:37:50.3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25T18:08:33.856000000</dc:date>
    <meta:editing-duration>P5DT15H13M28S</meta:editing-duration>
    <meta:editing-cycles>483</meta:editing-cycles>
    <meta:generator>LibreOffice/5.1.6.2$Windows_x86 LibreOffice_project/07ac168c60a517dba0f0d7bc7540f5afa45f0909</meta:generator>
    <meta:document-statistic meta:table-count="16" meta:cell-count="3193" meta:object-count="0"/>
  </office:meta>
</office:document-meta>
</file>